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104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07291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3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479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97916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resident-status-of-victim">
      <style:table-properties table:display="true" style:writing-mode="lr-tb"/>
    </style:style>
    <style:style style:name="ta4" style:family="table" style:master-page-name="PageStyle_5f_how-suspect-left-the-scene">
      <style:table-properties table:display="true" style:writing-mode="lr-tb"/>
    </style:style>
    <style:style style:name="ta5" style:family="table" style:master-page-name="PageStyle_5f_day-of-week-time-of-day">
      <style:table-properties table:display="true" style:writing-mode="lr-tb"/>
    </style:style>
    <style:style style:name="ta6" style:family="table" style:master-page-name="PageStyle_5f_time-of-day-percentage">
      <style:table-properties table:display="true" style:writing-mode="lr-tb"/>
    </style:style>
    <style:style style:name="ta7" style:family="table" style:master-page-name="PageStyle_5f_victim-by-age-gender-and-race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Individual </text:p>
          </table:table-cell>
          <table:table-cell table:style-name="ce23" office:value-type="float" office:value="7544">
            <text:p>7544</text:p>
          </table:table-cell>
          <table:table-cell table:style-name="ce22"/>
        </table:table-row>
        <table:table-row table:style-name="ro2">
          <table:table-cell table:style-name="ce22" office:value-type="string">
            <text:p>Business </text:p>
          </table:table-cell>
          <table:table-cell table:style-name="ce23" office:value-type="float" office:value="1080">
            <text:p>1080</text:p>
          </table:table-cell>
          <table:table-cell table:style-name="ce22"/>
        </table:table-row>
        <table:table-row table:style-name="ro2">
          <table:table-cell table:style-name="ce22" office:value-type="string">
            <text:p>Financial Institution 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2" office:value-type="string">
            <text:p>Government </text:p>
          </table:table-cell>
          <table:table-cell table:style-name="ce23" office:value-type="float" office:value="3">
            <text:p>3</text:p>
          </table:table-cell>
          <table:table-cell table:style-name="ce22"/>
        </table:table-row>
        <table:table-row table:style-name="ro2">
          <table:table-cell table:style-name="ce22" office:value-type="string">
            <text:p>Religious </text:p>
          </table:table-cell>
          <table:table-cell table:style-name="ce23" office:value-type="float" office:value="0">
            <text:p>0</text:p>
          </table:table-cell>
          <table:table-cell table:style-name="ce22"/>
        </table:table-row>
        <table:table-row table:style-name="ro2">
          <table:table-cell table:style-name="ce22" office:value-type="string">
            <text:p>Society/Public 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Unknown Type </text:p>
          </table:table-cell>
          <table:table-cell table:style-name="ce22" office:value-type="float" office:value="13">
            <text:p>13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Number of Robberies 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512">
            <text:p>512</text:p>
          </table:table-cell>
        </table:table-row>
      </table:table>
      <table:table table:name="resident-status-of-victim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Resident Status* of Victim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5915">
            <text:p>5915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447">
            <text:p>1447</text:p>
          </table:table-cell>
        </table:table-row>
        <table:table-row table:style-name="ro2">
          <table:table-cell table:style-name="ce22" office:value-type="string">
            <text:p>Unknown Status</text:p>
          </table:table-cell>
          <table:table-cell table:style-name="ce22" office:value-type="float" office:value="182">
            <text:p>182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office:value-type="float" office:value="7544">
            <text:p>7544</text:p>
          </table:table-cell>
        </table:table-row>
        <table:table-row table:style-name="ro2">
          <table:table-cell table:style-name="ce22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how-suspect-left-the-scen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How Offender(s) Left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712">
            <text:p>712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307">
            <text:p>2307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363">
            <text:p>363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10])" office:value-type="string">
            <text:p>3583</text:p>
          </table:table-cell>
        </table:table-row>
        <table:table-row table:style-name="ro2">
          <table:table-cell table:style-name="ce22" table:number-columns-spanned="2" table:number-rows-spanned="1" office:value-type="string">
            <text:p>Note: Exit not reported for 2738 offenses.</text:p>
          </table:table-cell>
          <table:covered-table-cell/>
        </table:table-row>
      </table:table>
      <table:table table:name="day-of-week-time-of-day" table:style-name="ta5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 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2" office:value-type="string">
            <text:p>Tuesday 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59">
            <text:p>59</text:p>
          </table:table-cell>
          <table:table-cell table:style-name="ce22"/>
        </table:table-row>
        <table:table-row table:style-name="ro2">
          <table:table-cell table:style-name="ce22" office:value-type="string">
            <text:p>Wednesday 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2" office:value-type="string">
            <text:p>Thursday 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64">
            <text:p>64</text:p>
          </table:table-cell>
          <table:table-cell table:style-name="ce22"/>
        </table:table-row>
        <table:table-row table:style-name="ro2">
          <table:table-cell table:style-name="ce22" office:value-type="string">
            <text:p>Friday 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Saturday 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2" office:value-type="string">
            <text:p>Sunday 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8])" office:value-type="string">
            <text:p>765</text:p>
          </table:table-cell>
          <table:table-cell table:style-name="ce22" table:formula="oooc:=SUM([.C2:.C8])" office:value-type="string">
            <text:p>487</text:p>
          </table:table-cell>
          <table:table-cell table:style-name="ce22" table:formula="oooc:=SUM([.D2:.D8])" office:value-type="string">
            <text:p>206</text:p>
          </table:table-cell>
          <table:table-cell table:style-name="ce22" table:formula="oooc:=SUM([.E2:.E8])" office:value-type="string">
            <text:p>110</text:p>
          </table:table-cell>
          <table:table-cell table:style-name="ce22" table:formula="oooc:=SUM([.F2:.F8])" office:value-type="string">
            <text:p>146</text:p>
          </table:table-cell>
          <table:table-cell table:style-name="ce22" table:formula="oooc:=SUM([.G2:.G8])" office:value-type="string">
            <text:p>225</text:p>
          </table:table-cell>
          <table:table-cell table:style-name="ce22" table:formula="oooc:=SUM([.H2:.H8])" office:value-type="string">
            <text:p>322</text:p>
          </table:table-cell>
          <table:table-cell table:style-name="ce22" table:formula="oooc:=SUM([.I2:.I8])" office:value-type="string">
            <text:p>402</text:p>
          </table:table-cell>
          <table:table-cell table:style-name="ce22" table:formula="oooc:=SUM([.J2:.J8])" office:value-type="string">
            <text:p>453</text:p>
          </table:table-cell>
          <table:table-cell table:style-name="ce22" table:formula="oooc:=SUM([.K2:.K8])" office:value-type="string">
            <text:p>616</text:p>
          </table:table-cell>
          <table:table-cell table:style-name="ce22" table:formula="oooc:=SUM([.L2:.L8])" office:value-type="string">
            <text:p>1035</text:p>
          </table:table-cell>
          <table:table-cell table:style-name="ce22" table:formula="oooc:=SUM([.M2:.M8])" office:value-type="string">
            <text:p>1090</text:p>
          </table:table-cell>
          <table:table-cell table:style-name="ce22" table:formula="oooc:=SUM([.N2:.N8])" office:value-type="string">
            <text:p>464</text:p>
          </table:table-cell>
        </table:table-row>
      </table:table>
      <table:table table:name="time-of-day-percentage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2" office:value-type="string">
            <text:p>Time of Offense</text:p>
          </table:table-cell>
          <table:table-cell table:style-name="ce22" office:value-type="string">
            <text:p>Percentage of Robberies</text:p>
          </table:table-cell>
        </table:table-row>
        <table:table-row table:style-name="ro2">
          <table:table-cell table:style-name="ce22" office:value-type="string">
            <text:p>Midnight - 5:59 a.m.</text:p>
          </table:table-cell>
          <table:table-cell table:style-name="ce24" office:value-type="percentage" office:value="0.231">
            <text:p>23.10%</text:p>
          </table:table-cell>
        </table:table-row>
        <table:table-row table:style-name="ro2">
          <table:table-cell table:style-name="ce22" office:value-type="string">
            <text:p>6:00 a.m. - 11:59 a.m.</text:p>
          </table:table-cell>
          <table:table-cell table:style-name="ce24" office:value-type="percentage" office:value="0.076">
            <text:p>7.60%</text:p>
          </table:table-cell>
        </table:table-row>
        <table:table-row table:style-name="ro2">
          <table:table-cell table:style-name="ce22" office:value-type="string">
            <text:p>Noon - 5:59 p.m.</text:p>
          </table:table-cell>
          <table:table-cell table:style-name="ce24" office:value-type="percentage" office:value="0.186">
            <text:p>18.60%</text:p>
          </table:table-cell>
        </table:table-row>
        <table:table-row table:style-name="ro2">
          <table:table-cell table:style-name="ce22" office:value-type="string">
            <text:p>6:00 p.m. - 11:59 p.m.</text:p>
          </table:table-cell>
          <table:table-cell table:style-name="ce24" office:value-type="percentage" office:value="0.434">
            <text:p>43.40%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4" office:value-type="percentage" office:value="0.073">
            <text:p>7.30%</text:p>
          </table:table-cell>
        </table:table-row>
      </table:table>
      <table:table table:name="victim-by-age-gender-and-race" table:style-name="ta7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 </text:p>
          </table:table-cell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6" office:value-type="string">
            <text:p>White </text:p>
          </table:table-cell>
          <table:table-cell table:style-name="ce25" office:value-type="float" office:value="298">
            <text:p>298</text:p>
          </table:table-cell>
          <table:table-cell table:style-name="ce25" office:value-type="float" office:value="1602">
            <text:p>1602</text:p>
          </table:table-cell>
          <table:table-cell table:style-name="ce25" office:value-type="float" office:value="838">
            <text:p>838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600">
            <text:p>600</text:p>
          </table:table-cell>
          <table:table-cell table:style-name="ce25" office:value-type="float" office:value="503">
            <text:p>503</text:p>
          </table:table-cell>
        </table:table-row>
        <table:table-row table:style-name="ro2">
          <table:table-cell table:style-name="ce26" office:value-type="string">
            <text:p>Black 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1200">
            <text:p>1200</text:p>
          </table:table-cell>
          <table:table-cell table:style-name="ce25" office:value-type="float" office:value="787">
            <text:p>787</text:p>
          </table:table-cell>
          <table:table-cell table:style-name="ce25" office:value-type="float" office:value="80">
            <text:p>80</text:p>
          </table:table-cell>
          <table:table-cell table:style-name="ce25" office:value-type="float" office:value="561">
            <text:p>561</text:p>
          </table:table-cell>
          <table:table-cell table:style-name="ce25" office:value-type="float" office:value="310">
            <text:p>310</text:p>
          </table:table-cell>
        </table:table-row>
        <table:table-row table:style-name="ro2">
          <table:table-cell table:style-name="ce26" office:value-type="string">
            <text:p>Am. Ind./Alskn 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3">
            <text:p>3</text:p>
          </table:table-cell>
        </table:table-row>
        <table:table-row table:style-name="ro2">
          <table:table-cell table:style-name="ce26" office:value-type="string">
            <text:p>Asian/Pacfc Isl. 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91">
            <text:p>91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33">
            <text:p>33</text:p>
          </table:table-cell>
        </table:table-row>
        <table:table-row table:style-name="ro2">
          <table:table-cell table:style-name="ce26" office:value-type="string">
            <text:p>Unknown Race 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47">
            <text:p>47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</table:table-row>
        <table:table-row table:style-name="ro2">
          <table:table-cell table:style-name="ce26" office:value-type="string">
            <text:p>TOTAL </text:p>
          </table:table-cell>
          <table:table-cell table:style-name="ce25" office:value-type="float" office:value="628">
            <text:p>628</text:p>
          </table:table-cell>
          <table:table-cell table:style-name="ce25" office:value-type="float" office:value="2951">
            <text:p>2951</text:p>
          </table:table-cell>
          <table:table-cell table:style-name="ce25" office:value-type="float" office:value="1720">
            <text:p>1720</text:p>
          </table:table-cell>
          <table:table-cell table:style-name="ce25" office:value-type="float" office:value="163">
            <text:p>163</text:p>
          </table:table-cell>
          <table:table-cell table:style-name="ce25" office:value-type="float" office:value="1209">
            <text:p>1209</text:p>
          </table:table-cell>
          <table:table-cell table:style-name="ce25" office:value-type="float" office:value="862">
            <text:p>862</text:p>
          </table:table-cell>
        </table:table-row>
        <table:table-row table:style-name="ro2">
          <table:table-cell table:style-name="ce26" table:number-columns-spanned="1" table:number-rows-spanned="3" office:value-type="string">
            <text:p>Note: </text:p>
          </table:table-cell>
          <table:table-cell table:style-name="ce22" table:number-columns-spanned="6" table:number-rows-spanned="1" office:value-type="string">
            <text:p>Gender unknown = 11. 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, GENDER AND RACE OF OFFENDER</text:p>
          </table:table-cell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6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 </text:p>
          </table:table-cell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6" office:value-type="string">
            <text:p>White </text:p>
          </table:table-cell>
          <table:table-cell table:style-name="ce25" office:value-type="float" office:value="288">
            <text:p>288</text:p>
          </table:table-cell>
          <table:table-cell table:style-name="ce25" office:value-type="float" office:value="880">
            <text:p>880</text:p>
          </table:table-cell>
          <table:table-cell table:style-name="ce25" office:value-type="float" office:value="159">
            <text:p>159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132">
            <text:p>132</text:p>
          </table:table-cell>
          <table:table-cell table:style-name="ce25" office:value-type="float" office:value="26">
            <text:p>26</text:p>
          </table:table-cell>
        </table:table-row>
        <table:table-row table:style-name="ro2">
          <table:table-cell table:style-name="ce26" office:value-type="string">
            <text:p>Black </text:p>
          </table:table-cell>
          <table:table-cell table:style-name="ce25" office:value-type="float" office:value="2332">
            <text:p>2332</text:p>
          </table:table-cell>
          <table:table-cell table:style-name="ce25" office:value-type="float" office:value="3770">
            <text:p>3770</text:p>
          </table:table-cell>
          <table:table-cell table:style-name="ce25" office:value-type="float" office:value="382">
            <text:p>382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208">
            <text:p>208</text:p>
          </table:table-cell>
          <table:table-cell table:style-name="ce25" office:value-type="float" office:value="47">
            <text:p>47</text:p>
          </table:table-cell>
        </table:table-row>
        <table:table-row table:style-name="ro2">
          <table:table-cell table:style-name="ce26" office:value-type="string">
            <text:p>Am. Ind./Alskn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Asian/Pacfc Isl. 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Unknown Race </text:p>
          </table:table-cell>
          <table:table-cell table:style-name="ce25" office:value-type="float" office:value="135">
            <text:p>135</text:p>
          </table:table-cell>
          <table:table-cell table:style-name="ce25" office:value-type="float" office:value="46">
            <text:p>4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6" office:value-type="string">
            <text:p>TOTAL </text:p>
          </table:table-cell>
          <table:table-cell table:style-name="ce25" office:value-type="float" office:value="2778">
            <text:p>2778</text:p>
          </table:table-cell>
          <table:table-cell table:style-name="ce25" office:value-type="float" office:value="4715">
            <text:p>4715</text:p>
          </table:table-cell>
          <table:table-cell table:style-name="ce25" office:value-type="float" office:value="555">
            <text:p>555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346">
            <text:p>346</text:p>
          </table:table-cell>
          <table:table-cell table:style-name="ce25" office:value-type="float" office:value="75">
            <text:p>75</text:p>
          </table:table-cell>
        </table:table-row>
        <table:table-row table:style-name="ro2">
          <table:table-cell table:style-name="ce26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Gender unknown = 1002.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ime-of-day-percentage" style:display-name="PageStyle_time-of-day-percentag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by-age-gender-and-race" style:display-name="PageStyle_victim-by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